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svg:stroke-width="0.051cm" draw:marker-start-width="0.381cm" draw:marker-end-width="0.0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Fine_20_Dashed_20__28_var_29_" svg:stroke-width="0.051cm" draw:marker-start-width="0.381cm" draw:marker-end="Triangle_20_unfilled" draw:marker-end-width="0.762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2cm" svg:x="4.3cm" svg:y="15.1cm">
          <text:p text:style-name="P1">Lam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1cm" svg:x="4.3cm" svg:y="17.1cm">
          <text:p text:style-name="P2">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4cm" svg:height="2cm" svg:x="10.6cm" svg:y="7.3cm">
          <text:p text:style-name="P1">&lt;&lt;Interface&gt;&gt; Devic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4cm" svg:height="2.6cm" svg:x="10.6cm" svg:y="9.3cm">
          <text:p text:style-name="P2">switchOn()</text:p>
          <text:p text:style-name="P2">switchOff()</text:p>
          <text:p text:style-name="P2">isSwitchedOn():boolea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cm" svg:x="9.9cm" svg:y="15.1cm">
          <text:p text:style-name="P1">T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1cm" svg:x="9.9cm" svg:y="17.1cm">
          <text:p text:style-name="P2">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cm" svg:height="2cm" svg:x="15.5cm" svg:y="15.1cm">
          <text:p text:style-name="P1">Radi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cm" svg:height="1cm" svg:x="15.5cm" svg:y="17.1cm">
          <text:p text:style-name="P2">..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cm" svg:height="2cm" svg:x="21.1cm" svg:y="15.1cm">
          <text:p text:style-name="P1">AirCondition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4cm" svg:height="1cm" svg:x="21.1cm" svg:y="17.1cm">
          <text:p text:style-name="P2">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13.5cm" svg:x2="23.5cm" svg:y2="13.5cm">
          <text:p/>
        </draw:line>
        <draw:line draw:style-name="gr2" draw:text-style-name="P1" draw:layer="layout" svg:x1="6cm" svg:y1="15cm" svg:x2="6cm" svg:y2="13.5cm">
          <text:p/>
        </draw:line>
        <draw:line draw:style-name="gr2" draw:text-style-name="P1" draw:layer="layout" svg:x1="11.8cm" svg:y1="15cm" svg:x2="11.8cm" svg:y2="13.5cm">
          <text:p/>
        </draw:line>
        <draw:line draw:style-name="gr2" draw:text-style-name="P1" draw:layer="layout" svg:x1="17.4cm" svg:y1="15cm" svg:x2="17.4cm" svg:y2="13.5cm">
          <text:p/>
        </draw:line>
        <draw:line draw:style-name="gr2" draw:text-style-name="P1" draw:layer="layout" svg:x1="23.5cm" svg:y1="15cm" svg:x2="23.5cm" svg:y2="13.5cm">
          <text:p/>
        </draw:line>
        <draw:line draw:style-name="gr3" draw:text-style-name="P1" draw:layer="layout" svg:x1="14.5cm" svg:y1="13.5cm" svg:x2="14.5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Triangle_20_unfilled" draw:display-name="Triangle unfilled" svg:viewBox="0 0 3000 3000" svg:d="m1500 0 1500 3000h-3000zm0 447-1176 2353h235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5M34S</meta:editing-duration>
    <meta:editing-cycles>9</meta:editing-cycles>
    <meta:generator>LibreOffice/3.6$Linux_X86_64 LibreOffice_project/360m1$Build-2</meta:generator>
    <dc:date>2013-10-04T23:20:44</dc:date>
    <meta:document-statistic meta:object-count="16"/>
  </office:meta>
</office:document-meta>
</file>